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3ef7" officeooo:paragraph-rsid="001c3ef7"/>
    </style:style>
    <style:style style:name="P2" style:family="paragraph" style:parent-style-name="Standard">
      <style:text-properties fo:font-size="16pt" officeooo:rsid="001c3ef7" officeooo:paragraph-rsid="001c3ef7" style:font-size-asian="16pt" style:font-size-complex="16pt"/>
    </style:style>
    <style:style style:name="P3" style:family="paragraph" style:parent-style-name="Standard">
      <style:text-properties officeooo:rsid="001cb8df" officeooo:paragraph-rsid="001cb8df"/>
    </style:style>
    <style:style style:name="P4" style:family="paragraph" style:parent-style-name="Standard">
      <style:text-properties officeooo:rsid="001d364e" officeooo:paragraph-rsid="001d364e"/>
    </style:style>
    <style:style style:name="P5" style:family="paragraph" style:parent-style-name="Standard">
      <style:text-properties officeooo:rsid="001d364e" officeooo:paragraph-rsid="001fa0a7"/>
    </style:style>
    <style:style style:name="P6" style:family="paragraph" style:parent-style-name="Standard">
      <style:text-properties officeooo:rsid="001ec577" officeooo:paragraph-rsid="001ec577"/>
    </style:style>
    <style:style style:name="P7" style:family="paragraph" style:parent-style-name="Standard">
      <style:text-properties officeooo:rsid="001fa0a7" officeooo:paragraph-rsid="001fa0a7"/>
    </style:style>
    <style:style style:name="P8" style:family="paragraph" style:parent-style-name="Standard">
      <style:text-properties officeooo:rsid="001fa0a7" officeooo:paragraph-rsid="001fa0a7" fo:background-color="#ffff00"/>
    </style:style>
    <style:style style:name="P9" style:family="paragraph" style:parent-style-name="Standard">
      <style:text-properties officeooo:rsid="001f0bd1" officeooo:paragraph-rsid="001f0bd1" fo:background-color="#ffff00"/>
    </style:style>
    <style:style style:name="P10" style:family="paragraph" style:parent-style-name="Standard">
      <style:text-properties fo:font-weight="bold" officeooo:rsid="001f0bd1" officeooo:paragraph-rsid="001f0bd1" style:font-weight-asian="bold" style:font-weight-complex="bold"/>
    </style:style>
    <style:style style:name="P11" style:family="paragraph" style:parent-style-name="Standard">
      <style:text-properties fo:font-weight="bold" officeooo:rsid="001cb8df" officeooo:paragraph-rsid="001cb8df" style:font-weight-asian="bold" style:font-weight-complex="bold"/>
    </style:style>
    <style:style style:name="P12" style:family="paragraph" style:parent-style-name="Standard">
      <style:text-properties fo:font-weight="bold" officeooo:rsid="001d364e" officeooo:paragraph-rsid="001d364e" style:font-weight-asian="bold" style:font-weight-complex="bold"/>
    </style:style>
    <style:style style:name="T1" style:family="text">
      <style:text-properties officeooo:rsid="001f0bd1"/>
    </style:style>
    <style:style style:name="T2" style:family="text">
      <style:text-properties officeooo:rsid="001fa0a7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f0bd1" fo:background-color="#ffff00" loext:char-shading-value="0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spberry Pi LCD <text:span text:style-name="T2">Options</text:span></text:p>
      <text:p text:style-name="P1"/>
      <text:p text:style-name="P1"/>
      <text:p text:style-name="P11">Option 1:</text:p>
      <text:p text:style-name="P3">Create a new library for lcd controls using i2c (uses 2 gpio pins)</text:p>
      <text:p text:style-name="P1">Tutorial: <text:a xlink:type="simple" xlink:href="https://www.youtube.com/watch?v=fR5XhHYzUK0" text:style-name="Internet_20_link" text:visited-style-name="Visited_20_Internet_20_Link">https://www.youtube.com/watch?v=fR5XhHYzUK0</text:a></text:p>
      <text:p text:style-name="P1"/>
      <text:p text:style-name="P1">GitHub: <text:a xlink:type="simple" xlink:href="https://github.com/the-raspberry-pi-guy/lcd" text:style-name="Internet_20_link" text:visited-style-name="Visited_20_Internet_20_Link">https://github.com/the-raspberry-pi-guy/lcd</text:a></text:p>
      <text:p text:style-name="P1"/>
      <text:p text:style-name="P1">This tutorial utilizes only the i2c pins to control the lcd screen. <text:span text:style-name="T4">It requires an lcd backpack soldered to the lcd screen. </text:span></text:p>
      <text:p text:style-name="P1"/>
      <text:p text:style-name="P1">View i2c connection and backpack images:</text:p>
      <text:p text:style-name="P1"><text:a xlink:type="simple" xlink:href="https://youtu.be/fR5XhHYzUK0?t=24" text:style-name="Internet_20_link" text:visited-style-name="Visited_20_Internet_20_Link">https://youtu.be/fR5XhHYzUK0?t=24</text:a></text:p>
      <text:p text:style-name="P1"><text:a xlink:type="simple" xlink:href="https://youtu.be/fR5XhHYzUK0?t=74" text:style-name="Internet_20_link" text:visited-style-name="Visited_20_Internet_20_Link">https://youtu.be/fR5XhHYzUK0?t=74</text:a></text:p>
      <text:p text:style-name="P1"/>
      <text:p text:style-name="P1">Backpack on Amazon:</text:p>
      <text:p text:style-name="P1"><text:a xlink:type="simple" xlink:href="https://www.amazon.com/WINGONEER-Interface-Arduino-LCD1602-Display/dp/B06XHGYYWB/ref=sr_1_2?ie=UTF8&amp;qid=1547824425&amp;sr=8-2&amp;keywords=i2c+backpack" text:style-name="Internet_20_link" text:visited-style-name="Visited_20_Internet_20_Link">https://www.amazon.com/WINGONEER-Interface-Arduino-LCD1602-Display/dp/B06XHGYYWB/ref=sr_1_2?ie=UTF8&amp;qid=1547824425&amp;sr=8-2&amp;keywords=i2c+backpack</text:a></text:p>
      <text:p text:style-name="P1"/>
      <text:p text:style-name="P1"/>
      <text:p text:style-name="P10">Alternative to soldering the lcd backpack:</text:p>
      <text:p text:style-name="P7">I2C LCD with MCP23008</text:p>
      <text:p text:style-name="P8">Reduces the number of GPIO pins used, but requires a lot of wiring on the breadboard</text:p>
      <text:p text:style-name="P7"><text:a xlink:type="simple" xlink:href="https://www.youtube.com/watch?v=wc34FPihgqc" text:style-name="Internet_20_link" text:visited-style-name="Visited_20_Internet_20_Link">https://www.youtube.com/watch?v=wc34FPihgqc</text:a></text:p>
      <text:p text:style-name="P7"/>
      <text:p text:style-name="P1"/>
      <text:p text:style-name="P3"><text:span text:style-name="T6">Option 2:</text:span> </text:p>
      <text:p text:style-name="P3">Create a new library for lcd controls without using i2c (<text:span text:style-name="T4">uses several gpio pins</text:span>)</text:p>
      <text:p text:style-name="P3"><text:a xlink:type="simple" xlink:href="https://github.com/shubhamtrivedi95/Rpi_lcd/blob/master/lcd.py" text:style-name="Internet_20_link" text:visited-style-name="Visited_20_Internet_20_Link">https://github.com/shubhamtrivedi95/Rpi_lcd/blob/master/lcd.py</text:a></text:p>
      <text:p text:style-name="P3"/>
      <text:p text:style-name="P3"/>
      <text:p text:style-name="P12">Opton 3:</text:p>
      <text:p text:style-name="P5">Use RPLCD library <text:span text:style-name="T1">(</text:span><text:span text:style-name="T5">requires an lcd backpack soldered to the lcd screen</text:span><text:span text:style-name="T1">)</text:span></text:p>
      <text:p text:style-name="P4"><text:a xlink:type="simple" xlink:href="https://github.com/dbrgn/RPLCD" text:style-name="Internet_20_link" text:visited-style-name="Visited_20_Internet_20_Link">https://github.com/dbrgn/RPLCD</text:a></text:p>
      <text:p text:style-name="P4"/>
      <text:p text:style-name="P4"/>
      <text:p text:style-name="P12">Option 4: </text:p>
      <text:p text:style-name="P4">Use Adafruit library</text:p>
      <text:p text:style-name="P4">Tested and does not work with the SainSmart keypad.</text:p>
      <text:p text:style-name="P9"><text:span text:style-name="T2">Requires purchasing</text:span> the Adafruit LCD 16x2 RGB LCD Pi Plate</text:p>
      <text:p text:style-name="P4"/>
      <text:p text:style-name="P6">Found a fix <text:span text:style-name="T1">for SainSmart </text:span>using Java: </text:p>
      <text:p text:style-name="P6"><text:a xlink:type="simple" xlink:href="https://github.com/fehmer/adafruit-i2c-lcd/issues/8" text:style-name="Internet_20_link" text:visited-style-name="Visited_20_Internet_20_Link">https://github.com/fehmer/adafruit-i2c-lcd/issues/8</text:a></text:p>
      <text:p text:style-name="P7">Requires code translation to Python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09:08:39.171504921</meta:creation-date>
    <dc:date>2019-01-18T10:26:54.180286681</dc:date>
    <meta:editing-duration>PT7M22S</meta:editing-duration>
    <meta:editing-cycles>1</meta:editing-cycles>
    <meta:document-statistic meta:table-count="0" meta:image-count="0" meta:object-count="0" meta:page-count="1" meta:paragraph-count="28" meta:word-count="153" meta:character-count="1309" meta:non-whitespace-character-count="1180"/>
    <meta:generator>LibreOffice/5.2.7.2$Linux_ARM_EABI LibreOffice_project/20m0$Build-2</meta:generator>
  </office:meta>
</office:document-meta>
</file>